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1,6 2412">
            <text:p>test_Parser(primitives): 1,6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1.6">
            <text:p>1,6 sec</text:p>
          </table:table-cell>
          <table:table-cell table:style-name="ce162" table:formula="of:=TESTSTAT(&quot;count&quot;; [.B46])" office:value-type="float" office:value="2412">
            <text:p>2412</text:p>
          </table:table-cell>
          <table:table-cell table:style-name="ce164" table:formula="of:=[.E46]/[.D46]" office:value-type="float" office:value="1507.5">
            <text:p>1507,5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1,6 1546">
            <text:p>test_Parser(multiplicity): 1,6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1.6">
            <text:p>1,6 sec</text:p>
          </table:table-cell>
          <table:table-cell table:style-name="ce162" table:formula="of:=TESTSTAT(&quot;count&quot;; [.B47])" office:value-type="float" office:value="1546">
            <text:p>1546</text:p>
          </table:table-cell>
          <table:table-cell table:style-name="ce164" table:formula="of:=[.E47]/[.D47]" office:value-type="float" office:value="966.25">
            <text:p>966,3 a/sec</text:p>
          </table:table-cell>
          <table:table-cell table:number-columns-repeated="4"/>
        </table:table-row>
        <table:table-row table:style-name="ro6">
          <table:table-cell/>
          <table:table-cell table:formula="of:=TEST_PARSER(&quot;basic&quot;)" office:value-type="string" office:string-value="test_Parser(basic): 6,3 9107">
            <text:p>test_Parser(basic): 6,3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6.3">
            <text:p>6,3 sec</text:p>
          </table:table-cell>
          <table:table-cell table:style-name="ce162" table:formula="of:=TESTSTAT(&quot;count&quot;; [.B48])" office:value-type="float" office:value="9107">
            <text:p>9107</text:p>
          </table:table-cell>
          <table:table-cell table:style-name="ce164" table:formula="of:=[.E48]/[.D48]" office:value-type="float" office:value="1445.55555555556">
            <text:p>1445,6 a/sec</text:p>
          </table:table-cell>
          <table:table-cell table:number-columns-repeated="4"/>
        </table:table-row>
        <table:table-row table:style-name="ro6">
          <table:table-cell/>
          <table:table-cell table:formula="of:=TEST_PARSER(&quot;special&quot;)" office:value-type="string" office:string-value="test_Parser(special): 0,8 479">
            <text:p>test_Parser(special): 0,8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0.8">
            <text:p>0,8 sec</text:p>
          </table:table-cell>
          <table:table-cell table:style-name="ce162" table:formula="of:=TESTSTAT(&quot;count&quot;; [.B49])" office:value-type="float" office:value="479">
            <text:p>479</text:p>
          </table:table-cell>
          <table:table-cell table:style-name="ce164" table:formula="of:=[.E49]/[.D49]" office:value-type="float" office:value="598.75">
            <text:p>598,8 a/sec</text:p>
          </table:table-cell>
          <table:table-cell table:number-columns-repeated="4"/>
        </table:table-row>
        <table:table-row table:style-name="ro6">
          <table:table-cell/>
          <table:table-cell table:formula="of:=TEST_PARSER(&quot;numbers&quot;)" office:value-type="string" office:string-value="test_Parser(numbers): 2,8 3046">
            <text:p>test_Parser(numbers): 2,8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2.8">
            <text:p>2,8 sec</text:p>
          </table:table-cell>
          <table:table-cell table:style-name="ce162" table:formula="of:=TESTSTAT(&quot;count&quot;; [.B50])" office:value-type="float" office:value="3046">
            <text:p>3046</text:p>
          </table:table-cell>
          <table:table-cell table:style-name="ce164" table:formula="of:=[.E50]/[.D50]" office:value-type="float" office:value="1087.85714285714">
            <text:p>1087,9 a/sec</text:p>
          </table:table-cell>
          <table:table-cell table:number-columns-repeated="4"/>
        </table:table-row>
        <table:table-row table:style-name="ro6">
          <table:table-cell/>
          <table:table-cell table:formula="of:=TEST_PARSER(&quot;types&quot;)" office:value-type="string" office:string-value="test_Parser(types): 6 11149">
            <text:p>test_Parser(types): 6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6">
            <text:p>6,0 sec</text:p>
          </table:table-cell>
          <table:table-cell table:style-name="ce162" table:formula="of:=TESTSTAT(&quot;count&quot;; [.B51])" office:value-type="float" office:value="11149">
            <text:p>11149</text:p>
          </table:table-cell>
          <table:table-cell table:style-name="ce164" table:formula="of:=[.E51]/[.D51]" office:value-type="float" office:value="1858.16666666667">
            <text:p>1858,2 a/sec</text:p>
          </table:table-cell>
          <table:table-cell table:number-columns-repeated="4"/>
        </table:table-row>
        <table:table-row table:style-name="ro6">
          <table:table-cell table:number-columns-repeated="3"/>
          <table:table-cell table:style-name="ce161" table:formula="of:=SUM([.D46:.D51])" office:value-type="float" office:value="19.1">
            <text:p>19,1 sec</text:p>
          </table:table-cell>
          <table:table-cell table:style-name="ce163" table:formula="of:=SUM([.E46:.E51])" office:value-type="float" office:value="27739">
            <text:p>27739</text:p>
          </table:table-cell>
          <table:table-cell table:style-name="ce165" table:formula="of:=[.E52]/[.D52]" office:value-type="float" office:value="1452.30366492147">
            <text:p>1452,3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7,6 27734">
            <text:p>test_Parser(all): 17,6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17.6">
            <text:p>17,6 sec</text:p>
          </table:table-cell>
          <table:table-cell table:style-name="ce162" table:formula="of:=TESTSTAT(&quot;count&quot;; [.B54])" office:value-type="float" office:value="27734">
            <text:p>27734</text:p>
          </table:table-cell>
          <table:table-cell table:style-name="ce164" table:formula="of:=[.E54]/[.D54]" office:value-type="float" office:value="1575.79545454545">
            <text:p>1575,8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92">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1">21.05.2017</text:date>, <text:time>16:48:3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21T16:48:31.09</dc:date>
    <meta:editing-duration>P160DT12M</meta:editing-duration>
    <meta:editing-cycles>671</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R &amp; "     to equal " &amp; toString(expected) _
		)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Of(a)
		tb = typeOf(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add()
	test_mul()
	test_compose() ' tests use add and mul and toString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Equal(toString(compose(f, g)), toString(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that is because it uses applyToList, which doesn't do
	''an actual call until more args come in
	'assertThrows("compose", Array(Nothing, Fn.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show(Env_toString(TList))
	test_List()
End Sub

Function TList()
	Static out As Object : If isNull(out) Then
		Dim tv As Variant, t As Variant
		tv = mkTypeVar("a")
		t = mkTypeCtor("List", List(tv))
		out = envEmpty
		out = extend(out, cons, mkArrowType(tv, t))
		out = extend(out, nil, t)
		out = extend(envEmpty, "DataCtors", out)
		'out = extend(out, "TypeArgs", "a")
		out = extend(out, "TypeCtor", t)
		End If
	TList = out
End Function

Function TList_toString(xs As TList)
'	concat "[" (concat (foldl1 (\acc.(concat acc) ° (concat ", "))) "[" (map toString xs)) "]"
	Dim result As String
	result = "[" &amp; Join(toArray(map(Fn.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List(Optional x As Variant)
	If isMissing(x) Then
		isList = Fn.isList
	Else
		isList = (typeOf(x) = typeOf(nil))
	End If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xs.head), map(f, xs.tail))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Equal(equ(nil, Empty), False).x	' Empty is comparable to anything
	assertEqual(equ(Empty, nil), False).x

	assertEqual(equ(nil,		Nothing),		False).x	' TList is an Object type,
	assertEqual(equ(Nothing,	nil),			False).x	' ... so it's comparable to Nothing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id 			As Object
	fstArg 		As Object
	sndArg 		As Object
	swap 		As Object
	compose 	As Object
	ite			As Object
	asc			As Object
	chr			As Object
	ucase		As Object
	lcase		As Object
	add			As Object
	mul			As Object
	isString	As Object
	isEmpty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ilter		As Object
	skipWhile	As Object
	skipUntil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isPattern			As Object
	TPattern_toString	As Object
	matches				As Object
	
	isExpr				As Object
End Type


Sub Main
	test_Fn()
End Sub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ucase	= lookupFn("ucase")
		result.lcase	= lookupFn("lcase")
		result.add 		= lookupFn("add")
		result.mul 		= lookupFn("mul")
		result.isString	= lookupFn("isString")
		result.isEmpty	= lookupFn("isEmpty")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ilter	= lookupFn("filter")
		result.skipWhile = lookupFn("skipWhile")
		result.skipUntil = lookupFn("skipUntil")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result.isPattern			= lookupFn("isPattern")
		result.TPattern_toString	= lookupFn("TPattern_toString")
		result.matches				= lookupFn("matches")
		
		result.isExpr			= lookupFn("isExpr")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ny -&gt; Bool"), _
			newFn("isEmpty",		1, "Any -&gt; Bool"), _
			newFn("toString",		1, "Any -&gt; Str"), _
			newFn("id",				1, "a -&gt; a"), _
			newFn("fstArg",			2, "a -&gt; b -&gt; a"), _
			newFn("sndArg",			1,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ucase",			1, "Str -&gt; Str"), _
			newFn("lcase",			1, "Str -&gt; St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ilter",			2, "(a -&gt; Bool) -&gt; [a] -&gt; [a]"), _
			newFn("skipWhile",		2, "(a -&gt; Bool) -&gt; [a] -&gt; [a]"), _
			newFn("skipUntil",		2, "(a -&gt; Bool) -&gt; [a] -&gt; [a]"), _
			newFn("foldl",			3), _
			newFn("foldr",			3), _
			newFn("foldl1",			2), _
			newFn("foldr1",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_
			newFn("isPattern",			1, "Any -&gt; Bool"), _
			newFn("TPattern_toString",	1, "Pattern a -&gt; Str"), _
			newFn("matches",			3, "Pattern a -&gt; Maybe Env -&gt; a -&gt; Maybe Env"), _
			_
			newFn("isExpr",				1, "Any -&gt; Bool")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sndArg":		result = sndArg(	a0)
		Case "asc":			result = Asc(		a0)
		Case "chr":			result = Chr(		a0)
		Case "ucase":		result = UCase(		a0)
		Case "lcase":		result = LCase(		a0)
		Case "isString":	result = isString(	a0)
		Case "isEmpty":		result = isEmpty(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isPattern":			result = isPattern(	a0)
		Case "TPattern_toString":	result = TPattern_toString(	a0)
		Case "isExpr":				result = isExpr(			a0)
		Case Else
			Goto applyLast_doTheCall
	End Select
	applyLast = result
	Exit Function
applyLast_of_two:
	a0 = car(reverseArgs) 'fn.args(0)
	a1 = arg
	Select Case name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skipWhile":	result = skipWhile(		a0, a1)
		Case "skipUntil":	result = skipUntil(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matches":		result = matches(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a = Any
'                | Val a
'                | Var Str
'                | Dat TypeCtor [Pattern Any]  ~~~~~

Const TPattern_tyname = "TPattern"
Type TPattern
	tyname	As String
	which	As String
	a0		As Variant
End Type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Of(x) = "Object/" &amp; TPattern_tyname)
	End If
	isPattern = out
End Function

Function TPattern_toString(p As Object)
	Dim out As Variant
	Select Case p.which
		Case "Any":			out = "_"
		Case "Var":			out = p.a0
		Case "Val"
			If isEmpty(p.a0) Then
				out = "()"
			Else
				out = toString(p.a0)
			End If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out = _matches(p, e, x, nil)
	End If
	matches = out
End Function

Function _matches( _
	ByVal p As Object, _
	ByVal e As Variant, _
	ByVal x As Variant, _
	ByVal args As Object _
)
	If isEmpty(e) Then
		_matches = Empty
		Exit Function
	End If
	Dim out As Variant, u As Variant
_matches_dispatch:
	Select Case p.which
		Case "Any": 	out = e
		Case "Val"
			u = p.a0
_matches_Val_equalityTest:
			If equ(x, u) Then
				out = e
			Else
				out = Empty
			End If
		Case "Var"
			Dim s As String, y As Variant
			s = p.a0
			y = lookup(s, e)
			If isEmpty(y) Then
				out = extend(e, s, x)
			Else
				' tail-call:
				'out = _matches(patVal(y), e, x, args)
				u = y
				Goto _matches_Val_equalityTest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test_Pattern======================================]()
	test_Pattern_isPattern()
	test_Pattern_toString()
	test_Pattern_matches_Any()
	test_Pattern_matches_Val()
	test_Pattern_matches_Var()
	test_Pattern_matches_List()
	test_Pattern_matches_ASN()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patASN(patAny, 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refute_matches(p, e, Array( _
		Empty, _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TPattern, f As Object, e As Object, v As Objec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Of(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Of(x) &amp; ", " &amp; typeOf(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out = _evalX(f, env, cons(a, argXs)) ' tail-recursive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